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1A00000004D33C3D607.png" manifest:media-type=""/>
  <manifest:file-entry manifest:full-path="Pictures/10000000000001A00000004D22CD7CEE.png" manifest:media-type=""/>
  <manifest:file-entry manifest:full-path="Pictures/10000000000001A00000004EE6B75C9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001cm" svg:height="2.061cm" svg:x="0.499cm" svg:y="0.339cm">
          <draw:image xlink:href="Pictures/10000000000001A00000004EE6B75C93.png" xlink:type="simple" xlink:show="embed" xlink:actuate="onLoad">
            <text:p/>
          </draw:image>
        </draw:frame>
        <draw:frame draw:style-name="gr1" draw:text-style-name="P1" draw:layer="layout" svg:width="11.001cm" svg:height="2.035cm" svg:x="0.499cm" svg:y="2.5cm">
          <draw:image xlink:href="Pictures/10000000000001A00000004D22CD7CEE.png" xlink:type="simple" xlink:show="embed" xlink:actuate="onLoad">
            <text:p/>
          </draw:image>
        </draw:frame>
        <draw:frame draw:style-name="gr1" draw:text-style-name="P1" draw:layer="layout" svg:width="11.001cm" svg:height="2.035cm" svg:x="0.5cm" svg:y="4.665cm">
          <draw:image xlink:href="Pictures/10000000000001A00000004D33C3D60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Olivier</meta:initial-creator>
    <meta:creation-date>2013-06-19T14:08:44</meta:creation-date>
    <meta:generator>LibreOffice/4.0.4.2$Linux_X86_64 LibreOffice_project/9e9821abd0ffdbc09cd8c52eaa574fa09eb08f2</meta:generator>
    <dc:date>2013-09-17T10:15:07</dc:date>
    <dc:creator>Pierre Olivier</dc:creator>
    <meta:editing-duration>P0D</meta:editing-duration>
    <meta:editing-cycles>1</meta:editing-cycles>
    <meta:document-statistic meta:object-count="3"/>
  </office:meta>
</office:document-meta>
</file>